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4000000145C056BC6657F08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 Sans" svg:font-family="'Open Sans', sans-serif"/>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au1" style:family="table">
      <style:table-properties style:width="7.7701in" fo:break-before="auto" fo:break-after="auto" table:align="margins" fo:background-color="transparent" fo:keep-with-next="auto" style:may-break-between-rows="true" table:border-model="collapsing">
        <style:background-image/>
      </style:table-properties>
    </style:style>
    <style:style style:name="Tableau1.A" style:family="table-column">
      <style:table-column-properties style:column-width="0.3792in" style:rel-column-width="546*"/>
    </style:style>
    <style:style style:name="Tableau1.B" style:family="table-column">
      <style:table-column-properties style:column-width="0.9979in" style:rel-column-width="1437*"/>
    </style:style>
    <style:style style:name="Tableau1.C" style:family="table-column">
      <style:table-column-properties style:column-width="5.0035in" style:rel-column-width="7205*"/>
    </style:style>
    <style:style style:name="Tableau1.D" style:family="table-column">
      <style:table-column-properties style:column-width="1.3896in" style:rel-column-width="2001*"/>
    </style:style>
    <style:style style:name="Tableau1.1" style:family="table-row">
      <style:table-row-properties fo:keep-together="auto"/>
    </style:style>
    <style:style style:name="Tableau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382in"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fo:background-color="#76ff03" fo:padding="0.0382in" fo:border-left="0.5pt solid #000000" fo:border-right="none" fo:border-top="none" fo:border-bottom="0.5pt solid #000000" style:writing-mode="page">
        <style:background-image/>
      </style:table-cell-properties>
    </style:style>
    <style:style style:name="Tableau1.D2" style:family="table-cell">
      <style:table-cell-properties fo:background-color="#76ff03" fo:padding="0.0382in" fo:border-left="0.5pt solid #000000" fo:border-right="0.5pt solid #000000" fo:border-top="none" fo:border-bottom="0.5pt solid #000000" style:writing-mode="page">
        <style:background-image/>
      </style:table-cell-properties>
    </style:style>
    <style:style style:name="Tableau1.A3" style:family="table-cell" style:data-style-name="N0">
      <style:table-cell-properties fo:background-color="#76ff03" fo:padding="0.0382in" fo:border-left="0.5pt solid #000000" fo:border-right="none" fo:border-top="none" fo:border-bottom="0.5pt solid #000000" style:writing-mode="page">
        <style:background-image/>
      </style:table-cell-properties>
    </style:style>
    <style:style style:name="Tableau1.A6"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au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officeooo:rsid="0025a8a7" officeooo:paragraph-rsid="0027bab8" style:font-size-asian="14pt" style:font-size-complex="14pt"/>
    </style:style>
    <style:style style:name="P2" style:family="paragraph" style:parent-style-name="Standard">
      <style:paragraph-properties fo:text-align="center" style:justify-single-word="false"/>
      <style:text-properties fo:font-size="14pt" officeooo:rsid="0025a8a7" officeooo:paragraph-rsid="0025a8a7" style:font-size-asian="14pt" style:font-size-complex="14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5cb8" officeooo:paragraph-rsid="002d5cb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bab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7bab8"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7bab8" officeooo:paragraph-rsid="0027bab8"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0c4a" officeooo:paragraph-rsid="00290c4a"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09db" officeooo:paragraph-rsid="002b09db"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8eb" officeooo:paragraph-rsid="003088eb"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5cb8" officeooo:paragraph-rsid="002d5cb8"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2709d" officeooo:paragraph-rsid="0032709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3d5afe" style:text-outline="false" style:text-line-through-style="none" style:text-line-through-type="none" style:font-name="Liberation Serif" fo:font-size="12pt" fo:font-style="normal" fo:text-shadow="none" style:text-underline-style="none" fo:font-weight="bold" officeooo:rsid="0027bab8" officeooo:paragraph-rsid="0027bab8"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3d5afe" style:text-outline="false" style:text-line-through-style="none" style:text-line-through-type="none" style:font-name="Liberation Serif" fo:font-size="12pt" fo:font-style="normal" fo:text-shadow="none" style:text-underline-style="none" fo:font-weight="bold" officeooo:rsid="00290c4a" officeooo:paragraph-rsid="00290c4a"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text-align="center" style:justify-single-word="false" fo:break-before="page"/>
      <style:text-properties fo:font-size="14pt" officeooo:rsid="0025a8a7" officeooo:paragraph-rsid="0025a8a7" style:font-size-asian="14pt" style:font-size-complex="14pt"/>
    </style:style>
    <style:style style:name="P16" style:family="paragraph" style:parent-style-name="Text_20_body">
      <style:paragraph-properties fo:text-align="start" style:justify-single-word="false"/>
      <style:text-properties fo:font-variant="normal" fo:text-transform="none" fo:color="#3a3a3a" style:font-name="Open Sans" fo:font-size="13.5pt" fo:letter-spacing="normal" fo:font-style="normal" fo:font-weight="normal" officeooo:rsid="0025a8a7" officeooo:paragraph-rsid="0025a8a7" style:font-size-asian="14pt" style:font-size-complex="14pt"/>
    </style:style>
    <style:style style:name="P17" style:family="paragraph" style:parent-style-name="Heading_20_2">
      <style:text-properties fo:font-variant="normal" fo:text-transform="none" fo:color="#3a3a3a" style:font-name="Open Sans" fo:font-size="27pt" fo:letter-spacing="normal" fo:font-style="normal" fo:font-weight="normal"/>
    </style:style>
    <style:style style:name="P18" style:family="paragraph" style:parent-style-name="Heading_20_2">
      <style:paragraph-properties fo:margin-left="0in" fo:margin-right="0in" fo:margin-top="0.3543in" fo:margin-bottom="0.1874in" loext:contextual-spacing="false" fo:orphans="2" fo:widows="2" fo:text-indent="0in" style:auto-text-indent="false" fo:padding="0in" fo:border="none"/>
      <style:text-properties fo:font-variant="normal" fo:text-transform="none" fo:color="#3a3a3a" style:font-name="Open Sans" fo:font-size="27pt" fo:letter-spacing="normal" fo:font-style="normal" fo:font-weight="normal"/>
    </style:style>
    <style:style style:name="P19" style:family="paragraph" style:parent-style-name="Heading_20_3">
      <style:paragraph-properties fo:margin-left="0in" fo:margin-right="0in" fo:margin-top="0.3543in" fo:margin-bottom="0.1043in" loext:contextual-spacing="false" fo:orphans="2" fo:widows="2" fo:text-indent="0in" style:auto-text-indent="false" fo:padding="0in" fo:border="none"/>
      <style:text-properties fo:font-variant="normal" fo:text-transform="none" fo:color="#3a3a3a" style:font-name="Open Sans" fo:font-size="21.75pt" fo:letter-spacing="normal" fo:font-style="normal" fo:font-weight="normal"/>
    </style:style>
    <style:style style:name="P20" style:family="paragraph" style:parent-style-name="Preformatted_20_Text">
      <style:paragraph-properties fo:orphans="2" fo:widows="2"/>
      <style:text-properties fo:font-variant="normal" fo:text-transform="none" fo:color="#000000" fo:letter-spacing="normal" fo:font-style="normal" fo:font-weight="normal"/>
    </style:style>
    <style:style style:name="P21" style:family="paragraph" style:parent-style-name="Preformatted_20_Text">
      <style:paragraph-properties fo:orphans="2" fo:widows="2"/>
      <style:text-properties fo:font-variant="normal" fo:text-transform="none" fo:color="#000000" fo:letter-spacing="normal"/>
    </style:style>
    <style:style style:name="P22" style:family="paragraph" style:parent-style-name="Preformatted_20_Text">
      <style:paragraph-properties fo:orphans="2" fo:widows="2"/>
    </style:style>
    <style:style style:name="P23"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24"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4e94" officeooo:paragraph-rsid="00374e9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df33" officeooo:paragraph-rsid="003bdf3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badf" officeooo:paragraph-rsid="003cbad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7bab8"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4e94" officeooo:paragraph-rsid="00374e9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7e32" officeooo:paragraph-rsid="00387e32"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officeooo:rsid="003b9031" officeooo:paragraph-rsid="003b9031"/>
    </style:style>
    <style:style style:name="P32" style:family="paragraph" style:parent-style-name="Text_20_body">
      <style:text-properties officeooo:paragraph-rsid="003b9031"/>
    </style:style>
    <style:style style:name="P3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Open Sans" fo:font-size="13.5pt" fo:letter-spacing="normal" fo:font-style="normal" fo:font-weight="normal"/>
    </style:style>
    <style:style style:name="P3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fo:letter-spacing="normal"/>
    </style:style>
    <style:style style:name="P3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b78e2" style:text-line-through-style="none" style:text-line-through-type="none" fo:letter-spacing="normal" style:text-underline-style="none" style:text-blinking="false" fo:background-color="transparent" loext:padding="0in" loext:border="none"/>
    </style:style>
    <style:style style:name="P36"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38"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39"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0"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41"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42"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style>
    <style:style style:name="P43" style:family="paragraph" style:parent-style-name="Text_20_body">
      <style:paragraph-properties fo:margin-left="0.1043in" fo:margin-right="0.1043in" fo:margin-top="0.1043in" fo:margin-bottom="0.2083in" loext:contextual-spacing="false" fo:text-align="center" style:justify-single-word="false" fo:orphans="2" fo:widows="2" fo:text-indent="0in" style:auto-text-indent="false"/>
    </style:style>
    <style:style style:name="P44" style:family="paragraph" style:parent-style-name="Text_20_body">
      <style:paragraph-properties fo:margin-left="0.1043in" fo:margin-right="0.1043in" fo:margin-top="0in" fo:margin-bottom="0in" loext:contextual-spacing="false" style:line-height-at-least="0.1252in" fo:text-align="start" style:justify-single-word="false" fo:orphans="2" fo:widows="2" fo:text-indent="0in" style:auto-text-indent="false"/>
      <style:text-properties fo:font-variant="normal" fo:text-transform="none" fo:color="#3a3a3a" style:text-line-through-style="none" style:text-line-through-type="none" style:font-name="Open Sans" fo:font-size="13.5pt" fo:letter-spacing="normal" fo:font-style="normal" style:text-underline-style="none" fo:font-weight="normal" style:text-blinking="false" fo:background-color="transparent" style:font-name-asian="Open Sans" style:font-size-asian="13.5pt" style:font-style-asian="normal" style:font-weight-asian="normal" style:font-name-complex="Open Sans" style:font-size-complex="13.5pt" style:font-style-complex="normal" style:font-weight-complex="normal" loext:padding="0in" loext:border="none"/>
    </style:style>
    <style:style style:name="P45" style:family="paragraph" style:parent-style-name="Text_20_body">
      <style:paragraph-properties fo:margin-left="0.1043in" fo:margin-right="0.1043in" fo:margin-top="0in" fo:margin-bottom="0in" loext:contextual-spacing="false" fo:text-align="center" style:justify-single-word="false" fo:orphans="2" fo:widows="2" fo:text-indent="0in" style:auto-text-indent="false"/>
    </style:style>
    <style:style style:name="P46" style:family="paragraph" style:parent-style-name="Text_20_body">
      <style:paragraph-properties fo:margin-left="0.1043in" fo:margin-right="0.1043in" fo:margin-top="0in" fo:margin-bottom="0in" loext:contextual-spacing="false" fo:text-align="center" style:justify-single-word="false" fo:orphans="2" fo:widows="2" fo:text-indent="0in" style:auto-text-indent="false"/>
      <style:text-properties loext:padding="0in" loext:border="none"/>
    </style:style>
    <style:style style:name="P47" style:family="paragraph" style:parent-style-name="Text_20_body">
      <style:paragraph-properties fo:break-before="page"/>
    </style:style>
    <style:style style:name="T1" style:family="text">
      <style:text-properties officeooo:rsid="002e6ccb"/>
    </style:style>
    <style:style style:name="T2" style:family="text">
      <style:text-properties officeooo:rsid="002f6c9f"/>
    </style:style>
    <style:style style:name="T3" style:family="text">
      <style:text-properties fo:font-weight="bold" style:font-weight-asian="bold" style:font-weight-complex="bold"/>
    </style:style>
    <style:style style:name="T4" style:family="text">
      <style:text-properties fo:font-weight="bold" officeooo:rsid="002e6ccb" style:font-weight-asian="bold" style:font-weight-complex="bold"/>
    </style:style>
    <style:style style:name="T5" style:family="text">
      <style:text-properties fo:font-style="normal" fo:font-weight="normal"/>
    </style:style>
    <style:style style:name="T6" style:family="text">
      <style:text-properties fo:font-variant="normal" fo:text-transform="none" fo:color="#3a3a3a" style:font-name="Open Sans" fo:font-size="13.5pt" fo:letter-spacing="normal" fo:font-style="normal" fo:font-weight="normal"/>
    </style:style>
    <style:style style:name="T7" style:family="text">
      <style:text-properties fo:font-variant="normal" fo:text-transform="none" fo:color="#3a3a3a" style:font-name="Open Sans" fo:font-size="13.5pt" fo:letter-spacing="normal" fo:font-style="normal" fo:font-weight="bold" loext:padding="0in" loext:border="none"/>
    </style:style>
    <style:style style:name="T8" style:family="text">
      <style:text-properties fo:font-variant="normal" fo:text-transform="none" fo:color="#3a3a3a" style:font-name="Open Sans" fo:font-size="13.5pt" fo:letter-spacing="normal" fo:font-style="italic" fo:font-weight="bold" loext:padding="0in" loext:border="none"/>
    </style:style>
    <style:style style:name="T9" style:family="text">
      <style:text-properties fo:font-variant="normal" fo:text-transform="none" fo:color="#3a3a3a" style:font-name="Open Sans" fo:font-size="13.5pt" fo:letter-spacing="normal" fo:font-style="italic" fo:font-weight="normal" loext:padding="0in" loext:border="none"/>
    </style:style>
    <style:style style:name="T10" style:family="text">
      <style:text-properties fo:font-variant="normal" fo:text-transform="none" fo:color="#1b78e2" style:text-line-through-style="none" style:text-line-through-type="none" style:font-name="Open Sans" fo:font-size="13.5pt" fo:letter-spacing="normal" fo:font-style="normal" style:text-underline-style="none" fo:font-weight="normal" style:text-blinking="false" fo:background-color="transparent" loext:char-shading-value="0" loext:padding="0in" loext:border="none"/>
    </style:style>
    <style:style style:name="T11" style:family="text">
      <style:text-properties fo:font-variant="normal" fo:text-transform="none" fo:color="#000000" style:text-line-through-style="none" style:text-line-through-type="none" style:font-name="Open Sans" fo:font-size="13.5pt" fo:letter-spacing="normal" fo:font-style="normal" style:text-underline-style="none" fo:font-weight="normal" style:text-blinking="false" fo:background-color="transparent" loext:char-shading-value="0" loext:padding="0in" loext:border="none"/>
    </style:style>
    <style:style style:name="T12" style:family="text">
      <style:text-properties officeooo:rsid="003df69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able:table table:name="Tableau1" table:style-name="Tableau1" table:template-name="Style par défaut">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3">N°</text:p>
          </table:table-cell>
          <table:table-cell table:style-name="Tableau1.A1" office:value-type="string">
            <text:p text:style-name="P13">Date</text:p>
          </table:table-cell>
          <table:table-cell table:style-name="Tableau1.A1" office:value-type="string">
            <text:p text:style-name="P14">Descriptions</text:p>
          </table:table-cell>
          <table:table-cell table:style-name="Tableau1.D1" office:value-type="string">
            <text:p text:style-name="P14">Observations</text:p>
          </table:table-cell>
        </table:table-row>
        <table:table-row table:style-name="Tableau1.2">
          <table:table-cell table:style-name="Tableau1.A2" office:value-type="string">
            <text:p text:style-name="P7">1</text:p>
          </table:table-cell>
          <table:table-cell table:style-name="Tableau1.A2" office:value-type="string">
            <text:p text:style-name="P8">09/04/2021</text:p>
          </table:table-cell>
          <table:table-cell table:style-name="Tableau1.A2" office:value-type="string">
            <text:p text:style-name="P8">Créer le dossier \ESP8266-MQTT-MICROPYTHON</text:p>
          </table:table-cell>
          <table:table-cell table:style-name="Tableau1.D2" office:value-type="string">
            <text:p text:style-name="P8">Ok</text:p>
          </table:table-cell>
        </table:table-row>
        <table:table-row table:style-name="Tableau1.2">
          <table:table-cell table:style-name="Tableau1.A3" table:formula="ooow:&lt;A2&gt;+1" office:value-type="float" office:value="2">
            <text:p text:style-name="P6">2</text:p>
          </table:table-cell>
          <table:table-cell table:style-name="Tableau1.A2" office:value-type="string">
            <text:p text:style-name="P9">09/04/2021</text:p>
          </table:table-cell>
          <table:table-cell table:style-name="Tableau1.A2" office:value-type="string">
            <text:p text:style-name="P9">Transformer le dossier en débot git</text:p>
          </table:table-cell>
          <table:table-cell table:style-name="Tableau1.D2" office:value-type="string">
            <text:p text:style-name="P9">git init</text:p>
          </table:table-cell>
        </table:table-row>
        <table:table-row table:style-name="Tableau1.2">
          <table:table-cell table:style-name="Tableau1.A3" table:formula="ooow:&lt;A3&gt;+1" office:value-type="float" office:value="3">
            <text:p text:style-name="P6">3</text:p>
          </table:table-cell>
          <table:table-cell table:style-name="Tableau1.A2" office:value-type="string">
            <text:p text:style-name="P10">09/04/2021</text:p>
          </table:table-cell>
          <table:table-cell table:style-name="Tableau1.A2" office:value-type="string">
            <text:p text:style-name="P11">Installer et parametrer Thonny</text:p>
            <text:p text:style-name="P11">- <text:span text:style-name="T1">Chercher dans google: Thonny</text:span></text:p>
            <text:p text:style-name="P4"><text:span text:style-name="T3">- </text:span><text:span text:style-name="T4">Aller dans </text:span><text:a xlink:type="simple" xlink:href="http://www.thonny.org/" text:style-name="Internet_20_link" text:visited-style-name="Visited_20_Internet_20_Link"><text:span text:style-name="T4">www.thonny.org</text:span></text:a></text:p>
            <text:p text:style-name="P11">- <text:span text:style-name="T1">Télécharger la version Windows</text:span></text:p>
            <text:p text:style-name="P11">- <text:span text:style-name="T1">Installer le logiciel Thonny</text:span></text:p>
            <text:p text:style-name="P11">- <text:span text:style-name="T2">Epingler Thonny sur la barre de tâche (en bas)</text:span></text:p>
            <text:p text:style-name="P11">- <text:span text:style-name="T2">Lancer , tester et paramettrer les fenêtre de Thonny</text:span></text:p>
          </table:table-cell>
          <table:table-cell table:style-name="Tableau1.D2" office:value-type="string">
            <text:p text:style-name="P10">OK</text:p>
          </table:table-cell>
        </table:table-row>
        <table:table-row table:style-name="Tableau1.2">
          <table:table-cell table:style-name="Tableau1.A3" table:formula="ooow:&lt;A4&gt;+1" office:value-type="float" office:value="4">
            <text:p text:style-name="P6">4</text:p>
          </table:table-cell>
          <table:table-cell table:style-name="Tableau1.A2" office:value-type="string">
            <text:p text:style-name="P12">09/04/2021</text:p>
          </table:table-cell>
          <table:table-cell table:style-name="Tableau1.A2" office:value-type="string">
            <text:p text:style-name="P12">Brancher le module ESP8266 puis lancer Thonny</text:p>
          </table:table-cell>
          <table:table-cell table:style-name="Tableau1.D2" office:value-type="string">
            <text:p text:style-name="P12">Ok</text:p>
          </table:table-cell>
        </table:table-row>
        <table:table-row>
          <table:table-cell table:style-name="Tableau1.A6" table:formula="ooow:&lt;A5&gt;+1" office:value-type="float" office:value="5">
            <text:p text:style-name="P6">5</text:p>
          </table:table-cell>
          <table:table-cell table:style-name="Tableau1.B6" office:value-type="string">
            <text:p text:style-name="P29">09/04/2021</text:p>
          </table:table-cell>
          <table:table-cell table:style-name="Tableau1.C6" office:value-type="string">
            <text:p text:style-name="P29">-Recuperation de la librairie umqttsimple.py</text:p>
            <text:p text:style-name="P25"><text:a xlink:type="simple" xlink:href="https://randomnerdtutorials.com/micropython-mqtt-esp32-esp8266/" text:style-name="Internet_20_link" text:visited-style-name="Visited_20_Internet_20_Link"><text:span text:style-name="T3">https://randomnerdtutorials.com/micropython-mqtt-esp32-esp8266/</text:span></text:a></text:p>
          </table:table-cell>
          <table:table-cell table:style-name="Tableau1.D6" office:value-type="string">
            <text:p text:style-name="P30">À suivre</text:p>
          </table:table-cell>
        </table:table-row>
        <table:table-row>
          <table:table-cell table:style-name="Tableau1.A6" table:formula="ooow:&lt;A6&gt;+1" office:value-type="float" office:value="6">
            <text:p text:style-name="P5">6</text:p>
          </table:table-cell>
          <table:table-cell table:style-name="Tableau1.B7" office:value-type="string">
            <text:p text:style-name="P3"/>
          </table:table-cell>
          <table:table-cell table:style-name="Tableau1.C7" office:value-type="string">
            <text:p text:style-name="P26">- Publisher ESP8266 (Text )</text:p>
            <text:p text:style-name="P26">- Brocker : mosquitto (local)</text:p>
            <text:p text:style-name="P26">- Subscriber : mosquitto_sub</text:p>
          </table:table-cell>
          <table:table-cell table:style-name="Tableau1.D7" office:value-type="string">
            <text:p text:style-name="P3"/>
          </table:table-cell>
        </table:table-row>
        <table:table-row>
          <table:table-cell table:style-name="Tableau1.A6" table:formula="ooow:&lt;A7&gt;+1" office:value-type="float" office:value="7">
            <text:p text:style-name="P5">7</text:p>
          </table:table-cell>
          <table:table-cell table:style-name="Tableau1.B8" office:value-type="string">
            <text:p text:style-name="P3"/>
          </table:table-cell>
          <table:table-cell table:style-name="Tableau1.C8" office:value-type="string">
            <text:p text:style-name="P27">Pour que le module reagit autrement, il faut modifier ou remplacer le fichier <text:span text:style-name="T12">Sensor</text:span>.py</text:p>
            <text:p text:style-name="P27"><text:span text:style-name="T12">Sensor</text:span>Read() <text:span text:style-name="T12">renvoie un texte *****</text:span></text:p>
            <text:p text:style-name="P27"/>
          </table:table-cell>
          <table:table-cell table:style-name="Tableau1.D8" office:value-type="string">
            <text:p text:style-name="P3"/>
          </table:table-cell>
        </table:table-row>
        <table:table-row>
          <table:table-cell table:style-name="Tableau1.A6" table:formula="ooow:&lt;A8&gt;+1" office:value-type="float" office:value="8">
            <text:p text:style-name="P5">8</text:p>
          </table:table-cell>
          <table:table-cell table:style-name="Tableau1.B9" office:value-type="string">
            <text:p text:style-name="P3"/>
          </table:table-cell>
          <table:table-cell table:style-name="Tableau1.C9" office:value-type="string">
            <text:p text:style-name="P3"/>
          </table:table-cell>
          <table:table-cell table:style-name="Tableau1.D9" office:value-type="string">
            <text:p text:style-name="P3"/>
          </table:table-cell>
        </table:table-row>
        <table:table-row>
          <table:table-cell table:style-name="Tableau1.A6" table:formula="ooow:&lt;A9&gt;+1" office:value-type="float" office:value="9">
            <text:p text:style-name="P5">9</text:p>
          </table:table-cell>
          <table:table-cell table:style-name="Tableau1.B10" office:value-type="string">
            <text:p text:style-name="P3"/>
          </table:table-cell>
          <table:table-cell table:style-name="Tableau1.C10" office:value-type="string">
            <text:p text:style-name="P3"/>
          </table:table-cell>
          <table:table-cell table:style-name="Tableau1.D10" office:value-type="string">
            <text:p text:style-name="P3"/>
          </table:table-cell>
        </table:table-row>
        <table:table-row>
          <table:table-cell table:style-name="Tableau1.A6" table:formula="ooow:&lt;A10&gt;+1" office:value-type="float" office:value="10">
            <text:p text:style-name="P5">10</text:p>
          </table:table-cell>
          <table:table-cell table:style-name="Tableau1.B11" office:value-type="string">
            <text:p text:style-name="P3"/>
          </table:table-cell>
          <table:table-cell table:style-name="Tableau1.C11" office:value-type="string">
            <text:p text:style-name="P3"/>
          </table:table-cell>
          <table:table-cell table:style-name="Tableau1.D11" office:value-type="string">
            <text:p text:style-name="P3"/>
          </table:table-cell>
        </table:table-row>
        <table:table-row>
          <table:table-cell table:style-name="Tableau1.A6" table:formula="ooow:&lt;A11&gt;+1" office:value-type="float" office:value="11">
            <text:p text:style-name="P5">11</text:p>
          </table:table-cell>
          <table:table-cell table:style-name="Tableau1.B12" office:value-type="string">
            <text:p text:style-name="P3"/>
          </table:table-cell>
          <table:table-cell table:style-name="Tableau1.C12" office:value-type="string">
            <text:p text:style-name="P3"/>
          </table:table-cell>
          <table:table-cell table:style-name="Tableau1.D12" office:value-type="string">
            <text:p text:style-name="P3"/>
          </table:table-cell>
        </table:table-row>
        <table:table-row>
          <table:table-cell table:style-name="Tableau1.A6" table:formula="ooow:&lt;A12&gt;+1" office:value-type="float" office:value="12">
            <text:p text:style-name="P5">12</text:p>
          </table:table-cell>
          <table:table-cell table:style-name="Tableau1.B13" office:value-type="string">
            <text:p text:style-name="P3"/>
          </table:table-cell>
          <table:table-cell table:style-name="Tableau1.C13" office:value-type="string">
            <text:p text:style-name="P3"/>
          </table:table-cell>
          <table:table-cell table:style-name="Tableau1.D13" office:value-type="string">
            <text:p text:style-name="P3"/>
          </table:table-cell>
        </table:table-row>
        <table:table-row>
          <table:table-cell table:style-name="Tableau1.A6" table:formula="ooow:&lt;A13&gt;+1" office:value-type="float" office:value="13">
            <text:p text:style-name="P5">13</text:p>
          </table:table-cell>
          <table:table-cell table:style-name="Tableau1.B14" office:value-type="string">
            <text:p text:style-name="P3"/>
          </table:table-cell>
          <table:table-cell table:style-name="Tableau1.C14" office:value-type="string">
            <text:p text:style-name="P3"/>
          </table:table-cell>
          <table:table-cell table:style-name="Tableau1.D14" office:value-type="string">
            <text:p text:style-name="P3"/>
          </table:table-cell>
        </table:table-row>
        <table:table-row>
          <table:table-cell table:style-name="Tableau1.A6" table:formula="ooow:&lt;A14&gt;+1" office:value-type="float" office:value="14">
            <text:p text:style-name="P5">14</text:p>
          </table:table-cell>
          <table:table-cell table:style-name="Tableau1.B15" office:value-type="string">
            <text:p text:style-name="P3"/>
          </table:table-cell>
          <table:table-cell table:style-name="Tableau1.C15" office:value-type="string">
            <text:p text:style-name="P3"/>
          </table:table-cell>
          <table:table-cell table:style-name="Tableau1.D15" office:value-type="string">
            <text:p text:style-name="P3"/>
          </table:table-cell>
        </table:table-row>
        <table:table-row>
          <table:table-cell table:style-name="Tableau1.A6" table:formula="ooow:&lt;A15&gt;+1" office:value-type="float" office:value="15">
            <text:p text:style-name="P5">15</text:p>
          </table:table-cell>
          <table:table-cell table:style-name="Tableau1.B16" office:value-type="string">
            <text:p text:style-name="P3"/>
          </table:table-cell>
          <table:table-cell table:style-name="Tableau1.C16" office:value-type="string">
            <text:p text:style-name="P3"/>
          </table:table-cell>
          <table:table-cell table:style-name="Tableau1.D16" office:value-type="string">
            <text:p text:style-name="P3"/>
          </table:table-cell>
        </table:table-row>
        <table:table-row>
          <table:table-cell table:style-name="Tableau1.A6" table:formula="ooow:&lt;A16&gt;+1" office:value-type="float" office:value="16">
            <text:p text:style-name="P5">16</text:p>
          </table:table-cell>
          <table:table-cell table:style-name="Tableau1.B17" office:value-type="string">
            <text:p text:style-name="P3"/>
          </table:table-cell>
          <table:table-cell table:style-name="Tableau1.C17" office:value-type="string">
            <text:p text:style-name="P3"/>
          </table:table-cell>
          <table:table-cell table:style-name="Tableau1.D17" office:value-type="string">
            <text:p text:style-name="P3"/>
          </table:table-cell>
        </table:table-row>
        <table:table-row>
          <table:table-cell table:style-name="Tableau1.A6" table:formula="ooow:&lt;A17&gt;+1" office:value-type="float" office:value="17">
            <text:p text:style-name="P5">17</text:p>
          </table:table-cell>
          <table:table-cell table:style-name="Tableau1.B18" office:value-type="string">
            <text:p text:style-name="P3"/>
          </table:table-cell>
          <table:table-cell table:style-name="Tableau1.C18" office:value-type="string">
            <text:p text:style-name="P3"/>
          </table:table-cell>
          <table:table-cell table:style-name="Tableau1.D18" office:value-type="string">
            <text:p text:style-name="P3"/>
          </table:table-cell>
        </table:table-row>
        <table:table-row>
          <table:table-cell table:style-name="Tableau1.A6" table:formula="ooow:&lt;A18&gt;+1" office:value-type="float" office:value="18">
            <text:p text:style-name="P5">18</text:p>
          </table:table-cell>
          <table:table-cell table:style-name="Tableau1.B19" office:value-type="string">
            <text:p text:style-name="P3"/>
          </table:table-cell>
          <table:table-cell table:style-name="Tableau1.C19" office:value-type="string">
            <text:p text:style-name="P3"/>
          </table:table-cell>
          <table:table-cell table:style-name="Tableau1.D19" office:value-type="string">
            <text:p text:style-name="P3"/>
          </table:table-cell>
        </table:table-row>
        <table:table-row>
          <table:table-cell table:style-name="Tableau1.A6" table:formula="ooow:&lt;A19&gt;+1" office:value-type="float" office:value="19">
            <text:p text:style-name="P5">19</text:p>
          </table:table-cell>
          <table:table-cell table:style-name="Tableau1.B20" office:value-type="string">
            <text:p text:style-name="P3"/>
          </table:table-cell>
          <table:table-cell table:style-name="Tableau1.C20" office:value-type="string">
            <text:p text:style-name="P3"/>
          </table:table-cell>
          <table:table-cell table:style-name="Tableau1.D20" office:value-type="string">
            <text:p text:style-name="P3"/>
          </table:table-cell>
        </table:table-row>
        <table:table-row>
          <table:table-cell table:style-name="Tableau1.A6" table:formula="ooow:&lt;A20&gt;+1" office:value-type="float" office:value="20">
            <text:p text:style-name="P5">20</text:p>
          </table:table-cell>
          <table:table-cell table:style-name="Tableau1.B21" office:value-type="string">
            <text:p text:style-name="P3"/>
          </table:table-cell>
          <table:table-cell table:style-name="Tableau1.C21" office:value-type="string">
            <text:p text:style-name="P3"/>
          </table:table-cell>
          <table:table-cell table:style-name="Tableau1.D21" office:value-type="string">
            <text:p text:style-name="P3"/>
          </table:table-cell>
        </table:table-row>
        <table:table-row>
          <table:table-cell table:style-name="Tableau1.A6" table:formula="ooow:&lt;A21&gt;+1" office:value-type="float" office:value="21">
            <text:p text:style-name="P5">21</text:p>
          </table:table-cell>
          <table:table-cell table:style-name="Tableau1.B22" office:value-type="string">
            <text:p text:style-name="P3"/>
          </table:table-cell>
          <table:table-cell table:style-name="Tableau1.C22" office:value-type="string">
            <text:p text:style-name="P3"/>
          </table:table-cell>
          <table:table-cell table:style-name="Tableau1.D22" office:value-type="string">
            <text:p text:style-name="P3"/>
          </table:table-cell>
        </table:table-row>
        <table:table-row>
          <table:table-cell table:style-name="Tableau1.A6" table:formula="ooow:&lt;A22&gt;+1" office:value-type="float" office:value="22">
            <text:p text:style-name="P5">22</text:p>
          </table:table-cell>
          <table:table-cell table:style-name="Tableau1.B23" office:value-type="string">
            <text:p text:style-name="P3"/>
          </table:table-cell>
          <table:table-cell table:style-name="Tableau1.C23" office:value-type="string">
            <text:p text:style-name="P3"/>
          </table:table-cell>
          <table:table-cell table:style-name="Tableau1.D23" office:value-type="string">
            <text:p text:style-name="P3"/>
          </table:table-cell>
        </table:table-row>
        <table:table-row>
          <table:table-cell table:style-name="Tableau1.A6" table:formula="ooow:&lt;A23&gt;+1" office:value-type="float" office:value="23">
            <text:p text:style-name="P5">23</text:p>
          </table:table-cell>
          <table:table-cell table:style-name="Tableau1.B24" office:value-type="string">
            <text:p text:style-name="P3"/>
          </table:table-cell>
          <table:table-cell table:style-name="Tableau1.C24" office:value-type="string">
            <text:p text:style-name="P3"/>
          </table:table-cell>
          <table:table-cell table:style-name="Tableau1.D24" office:value-type="string">
            <text:p text:style-name="P3"/>
          </table:table-cell>
        </table:table-row>
        <text:soft-page-break/>
        <table:table-row>
          <table:table-cell table:style-name="Tableau1.A6" table:formula="ooow:&lt;A24&gt;+1" office:value-type="float" office:value="24">
            <text:p text:style-name="P5">24</text:p>
          </table:table-cell>
          <table:table-cell table:style-name="Tableau1.B25" office:value-type="string">
            <text:p text:style-name="P3"/>
          </table:table-cell>
          <table:table-cell table:style-name="Tableau1.C25" office:value-type="string">
            <text:p text:style-name="P3"/>
          </table:table-cell>
          <table:table-cell table:style-name="Tableau1.D25" office:value-type="string">
            <text:p text:style-name="P3"/>
          </table:table-cell>
        </table:table-row>
        <table:table-row>
          <table:table-cell table:style-name="Tableau1.A6" table:formula="ooow:&lt;A25&gt;+1" office:value-type="float" office:value="25">
            <text:p text:style-name="P5">25</text:p>
          </table:table-cell>
          <table:table-cell table:style-name="Tableau1.B26" office:value-type="string">
            <text:p text:style-name="P3"/>
          </table:table-cell>
          <table:table-cell table:style-name="Tableau1.C26" office:value-type="string">
            <text:p text:style-name="P3"/>
          </table:table-cell>
          <table:table-cell table:style-name="Tableau1.D26" office:value-type="string">
            <text:p text:style-name="P3"/>
          </table:table-cell>
        </table:table-row>
        <table:table-row>
          <table:table-cell table:style-name="Tableau1.A6" table:formula="ooow:&lt;A26&gt;+1" office:value-type="float" office:value="26">
            <text:p text:style-name="P5">26</text:p>
          </table:table-cell>
          <table:table-cell table:style-name="Tableau1.B27" office:value-type="string">
            <text:p text:style-name="P3"/>
          </table:table-cell>
          <table:table-cell table:style-name="Tableau1.C27" office:value-type="string">
            <text:p text:style-name="P3"/>
          </table:table-cell>
          <table:table-cell table:style-name="Tableau1.D27" office:value-type="string">
            <text:p text:style-name="P3"/>
          </table:table-cell>
        </table:table-row>
        <table:table-row>
          <table:table-cell table:style-name="Tableau1.A6" table:formula="ooow:&lt;A27&gt;+1" office:value-type="float" office:value="27">
            <text:p text:style-name="P5">27</text:p>
          </table:table-cell>
          <table:table-cell table:style-name="Tableau1.B28" office:value-type="string">
            <text:p text:style-name="P3"/>
          </table:table-cell>
          <table:table-cell table:style-name="Tableau1.C28" office:value-type="string">
            <text:p text:style-name="P3"/>
          </table:table-cell>
          <table:table-cell table:style-name="Tableau1.D28" office:value-type="string">
            <text:p text:style-name="P3"/>
          </table:table-cell>
        </table:table-row>
        <table:table-row>
          <table:table-cell table:style-name="Tableau1.A6" table:formula="ooow:&lt;A28&gt;+1" office:value-type="float" office:value="28">
            <text:p text:style-name="P5">28</text:p>
          </table:table-cell>
          <table:table-cell table:style-name="Tableau1.B29" office:value-type="string">
            <text:p text:style-name="P3"/>
          </table:table-cell>
          <table:table-cell table:style-name="Tableau1.C29" office:value-type="string">
            <text:p text:style-name="P3"/>
          </table:table-cell>
          <table:table-cell table:style-name="Tableau1.D29" office:value-type="string">
            <text:p text:style-name="P3"/>
          </table:table-cell>
        </table:table-row>
        <table:table-row>
          <table:table-cell table:style-name="Tableau1.A6" table:formula="ooow:&lt;A29&gt;+1" office:value-type="float" office:value="29">
            <text:p text:style-name="P5">29</text:p>
          </table:table-cell>
          <table:table-cell table:style-name="Tableau1.B30" office:value-type="string">
            <text:p text:style-name="P3"/>
          </table:table-cell>
          <table:table-cell table:style-name="Tableau1.C30" office:value-type="string">
            <text:p text:style-name="P3"/>
          </table:table-cell>
          <table:table-cell table:style-name="Tableau1.D30" office:value-type="string">
            <text:p text:style-name="P3"/>
          </table:table-cell>
        </table:table-row>
        <table:table-row>
          <table:table-cell table:style-name="Tableau1.A6" table:formula="ooow:&lt;A30&gt;+1" office:value-type="float" office:value="30">
            <text:p text:style-name="P5">30</text:p>
          </table:table-cell>
          <table:table-cell table:style-name="Tableau1.B31" office:value-type="string">
            <text:p text:style-name="P3"/>
          </table:table-cell>
          <table:table-cell table:style-name="Tableau1.C31" office:value-type="string">
            <text:p text:style-name="P3"/>
          </table:table-cell>
          <table:table-cell table:style-name="Tableau1.D31" office:value-type="string">
            <text:p text:style-name="P3"/>
          </table:table-cell>
        </table:table-row>
        <table:table-row>
          <table:table-cell table:style-name="Tableau1.A6" table:formula="ooow:&lt;A31&gt;+1" office:value-type="float" office:value="31">
            <text:p text:style-name="P5">31</text:p>
          </table:table-cell>
          <table:table-cell table:style-name="Tableau1.B32" office:value-type="string">
            <text:p text:style-name="P3"/>
          </table:table-cell>
          <table:table-cell table:style-name="Tableau1.C32" office:value-type="string">
            <text:p text:style-name="P3"/>
          </table:table-cell>
          <table:table-cell table:style-name="Tableau1.D32" office:value-type="string">
            <text:p text:style-name="P3"/>
          </table:table-cell>
        </table:table-row>
        <table:table-row>
          <table:table-cell table:style-name="Tableau1.A6" table:formula="ooow:&lt;A32&gt;+1" office:value-type="float" office:value="32">
            <text:p text:style-name="P5">32</text:p>
          </table:table-cell>
          <table:table-cell table:style-name="Tableau1.B33" office:value-type="string">
            <text:p text:style-name="P3"/>
          </table:table-cell>
          <table:table-cell table:style-name="Tableau1.C33" office:value-type="string">
            <text:p text:style-name="P3"/>
          </table:table-cell>
          <table:table-cell table:style-name="Tableau1.D33" office:value-type="string">
            <text:p text:style-name="P3"/>
          </table:table-cell>
        </table:table-row>
        <table:table-row>
          <table:table-cell table:style-name="Tableau1.A6" table:formula="ooow:&lt;A33&gt;+1" office:value-type="float" office:value="33">
            <text:p text:style-name="P5">33</text:p>
          </table:table-cell>
          <table:table-cell table:style-name="Tableau1.B34" office:value-type="string">
            <text:p text:style-name="P3"/>
          </table:table-cell>
          <table:table-cell table:style-name="Tableau1.C34" office:value-type="string">
            <text:p text:style-name="P3"/>
          </table:table-cell>
          <table:table-cell table:style-name="Tableau1.D34" office:value-type="string">
            <text:p text:style-name="P3"/>
          </table:table-cell>
        </table:table-row>
        <table:table-row>
          <table:table-cell table:style-name="Tableau1.A6" table:formula="ooow:&lt;A34&gt;+1" office:value-type="float" office:value="34">
            <text:p text:style-name="P5">34</text:p>
          </table:table-cell>
          <table:table-cell table:style-name="Tableau1.B35" office:value-type="string">
            <text:p text:style-name="P3"/>
          </table:table-cell>
          <table:table-cell table:style-name="Tableau1.C35" office:value-type="string">
            <text:p text:style-name="P3"/>
          </table:table-cell>
          <table:table-cell table:style-name="Tableau1.D35" office:value-type="string">
            <text:p text:style-name="P3"/>
          </table:table-cell>
        </table:table-row>
        <table:table-row table:style-name="Tableau1.1">
          <table:table-cell table:style-name="Tableau1.A6" table:formula="ooow:&lt;A35&gt;+1" office:value-type="float" office:value="35">
            <text:p text:style-name="P5">35</text:p>
          </table:table-cell>
          <table:table-cell table:style-name="Tableau1.B36" office:value-type="string">
            <text:p text:style-name="P3"/>
          </table:table-cell>
          <table:table-cell table:style-name="Tableau1.C36" office:value-type="string">
            <text:p text:style-name="P3"/>
          </table:table-cell>
          <table:table-cell table:style-name="Tableau1.D36" office:value-type="string">
            <text:p text:style-name="P3"/>
          </table:table-cell>
        </table:table-row>
      </table:table>
      <text:p text:style-name="P2"/>
      <text:p text:style-name="P2"/>
      <text:p text:style-name="P2"/>
      <text:p text:style-name="P15"/>
      <text:p text:style-name="P16">In this tutorial, we’ll show you how to use MQTT to exchange data between two ESP32/ESP8266 boards using MicroPython firmware. As an example, we’ll exchange simple text messages between two ESP boards. The idea is to use the concepts learned here to exchange sensor readings, or commands.<text:bookmark text:name="more-78497"/></text:p>
      <text:p text:style-name="Text_20_body"><text:line-break/></text:p>
      <text:h text:style-name="P17" text:outline-level="2">Prerequisites</text:h>
      <text:p text:style-name="P33">Before continuing with this tutorial, make sure you complete the following prerequisites:</text:p>
      <text:h text:style-name="P19" text:outline-level="3">MicroPython firmware</text:h>
      <text:p text:style-name="P33">To program the ESP32 and ESP8266 with MicroPython, we use uPyCraft IDE as a programming environment. Follow the next tutorials to install uPyCraft IDE and flash MicroPython firmware on your board:</text:p>
      <text:list xml:id="list764755237" text:style-name="L1">
        <text:list-item>
          <text:p text:style-name="P37"><text:span text:style-name="T6">Install uPyCraft IDE: </text:span><text:a xlink:type="simple" xlink:href="https://randomnerdtutorials.com/install-upycraft-ide-windows-pc-instructions/" office:target-frame-name="_blank" xlink:show="new" text:style-name="Internet_20_link" text:visited-style-name="Visited_20_Internet_20_Link"><text:span text:style-name="T10">Windows PC</text:span></text:a><text:span text:style-name="T6">, </text:span><text:a xlink:type="simple" xlink:href="https://randomnerdtutorials.com/install-upycraft-ide-mac-os-x-instructions/" office:target-frame-name="_blank" xlink:show="new" text:style-name="Internet_20_link" text:visited-style-name="Visited_20_Internet_20_Link"><text:span text:style-name="T10">MacOS X</text:span></text:a><text:span text:style-name="T6">, or </text:span><text:a xlink:type="simple" xlink:href="https://randomnerdtutorials.com/install-upycraft-ide-linux-ubuntu-instructions/" office:target-frame-name="_blank" xlink:show="new" text:style-name="Internet_20_link" text:visited-style-name="Visited_20_Internet_20_Link"><text:span text:style-name="T10">Linux Ubuntu</text:span></text:a></text:p>
        </text:list-item>
        <text:list-item>
          <text:p text:style-name="P37"><text:a xlink:type="simple" xlink:href="https://randomnerdtutorials.com/flash-upload-micropython-firmware-esp32-esp8266/" office:target-frame-name="_blank" xlink:show="new" text:style-name="Internet_20_link" text:visited-style-name="Visited_20_Internet_20_Link"><text:span text:style-name="T10">Flash/Upload MicroPython Firmware to ESP32 and ESP8266</text:span></text:a></text:p>
        </text:list-item>
      </text:list>
      <text:h text:style-name="P19" text:outline-level="3">MQTT Broker</text:h>
      <text:p text:style-name="P36"><text:span text:style-name="T6">To use MQTT, you need a broker. We’ll be using </text:span><text:a xlink:type="simple" xlink:href="https://mosquitto.org/" office:target-frame-name="_blank" xlink:show="new" text:style-name="Internet_20_link" text:visited-style-name="Visited_20_Internet_20_Link"><text:span text:style-name="T10">Mosquitto broker</text:span></text:a><text:span text:style-name="T6"> installed on a Raspberry Pi. Read </text:span><text:a xlink:type="simple" xlink:href="https://randomnerdtutorials.com/how-to-install-mosquitto-broker-on-raspberry-pi/" office:target-frame-name="_blank" xlink:show="new" text:style-name="Internet_20_link" text:visited-style-name="Visited_20_Internet_20_Link"><text:span text:style-name="T10">How to Install Mosquitto Broker on Raspberry Pi</text:span></text:a><text:span text:style-name="T6">.</text:span></text:p>
      <text:section text:style-name="Sect1" text:name="content_btf_wrapper">
        <text:p text:style-name="P43"/>
        <text:section text:style-name="Sect1" text:name="content_btf">
          <text:p text:style-name="P45"/>
          <text:section text:style-name="Sect1" text:name="google_ads_iframe_/1030006/randomnerdtutorials/content_0__container__">
            <text:p text:style-name="P46"><draw:frame draw:style-name="fr2" draw:name="Objet1" text:anchor-type="as-char" svg:width="0.0161in" svg:height="2.948in" draw:z-index="0"><draw:floating-frame xlink:href="https://85eaf256af5378a2f1576978ece08d0a.safeframe.googlesyndication.com/safeframe/1-0-38/html/container.html" xlink:type="simple" xlink:show="embed" xlink:actuate="onLoad"/></draw:frame></text:p>
          </text:section>
        </text:section>
        <text:p text:style-name="P44"><draw:a xlink:type="simple" xlink:href="https://www.mediavine.com/" office:target-frame-name="_blank" xlink:show="new"><draw:frame draw:style-name="fr1" draw:name="Image1" text:anchor-type="as-char" svg:width="0.8752in" svg:height="0.1252in" draw:z-index="1"><draw:image xlink:href="Pictures/10000201000000A4000000145C056BC6657F0862.png" xlink:type="simple" xlink:show="embed" xlink:actuate="onLoad" loext:mime-type="image/png"/></draw:frame></draw:a></text:p>
      </text:section>
      <text:p text:style-name="P36"><text:soft-page-break/><text:span text:style-name="T6">If you’re not familiar with MQTT make sure you read our introductory tutorial: </text:span><text:a xlink:type="simple" xlink:href="https://randomnerdtutorials.com/what-is-mqtt-and-how-it-works/" office:target-frame-name="_blank" xlink:show="new" text:style-name="Internet_20_link" text:visited-style-name="Visited_20_Internet_20_Link"><text:span text:style-name="T10">What is MQTT and How It Works</text:span></text:a></text:p>
      <text:h text:style-name="P19" text:outline-level="3">Parts Required</text:h>
      <text:p text:style-name="P33">For this tutorial you need two ESP32 or two ESP8266 boards:</text:p>
      <text:list xml:id="list2189203545" text:style-name="L2">
        <text:list-item>
          <text:p text:style-name="P38"><text:span text:style-name="T6">2x </text:span><text:a xlink:type="simple" xlink:href="https://makeradvisor.com/tools/esp32-dev-board-wi-fi-bluetooth/" office:target-frame-name="_blank" xlink:show="new" text:style-name="Internet_20_link" text:visited-style-name="Visited_20_Internet_20_Link"><text:span text:style-name="T10">ESP32 DEVKIT DOIT board</text:span></text:a><text:span text:style-name="T6"> – read </text:span><text:a xlink:type="simple" xlink:href="https://makeradvisor.com/esp32-development-boards-review-comparison/" office:target-frame-name="_blank" xlink:show="new" text:style-name="Internet_20_link" text:visited-style-name="Visited_20_Internet_20_Link"><text:span text:style-name="T10">ESP32 Development Boards Review and Comparison</text:span></text:a></text:p>
        </text:list-item>
        <text:list-item>
          <text:p text:style-name="P38"><text:span text:style-name="T6">(alternative) 2x </text:span><text:a xlink:type="simple" xlink:href="https://makeradvisor.com/tools/esp8266-esp-12e-nodemcu-wi-fi-development-board/" office:target-frame-name="_blank" xlink:show="new" text:style-name="Internet_20_link" text:visited-style-name="Visited_20_Internet_20_Link"><text:span text:style-name="T10">ESP8266-12E NodeMCU Kit</text:span></text:a><text:span text:style-name="T6"> – read </text:span><text:a xlink:type="simple" xlink:href="https://makeradvisor.com/best-esp8266-wi-fi-development-board/" office:target-frame-name="_blank" xlink:show="new" text:style-name="Internet_20_link" text:visited-style-name="Visited_20_Internet_20_Link"><text:span text:style-name="T10">Best ESP8266 Wi-Fi Development Board</text:span></text:a></text:p>
        </text:list-item>
      </text:list>
      <text:p text:style-name="P33">You also need a Raspberry Pi and the following accessories:</text:p>
      <text:list xml:id="list3867689014" text:style-name="L3">
        <text:list-item>
          <text:p text:style-name="P39"><text:a xlink:type="simple" xlink:href="https://makeradvisor.com/tools/raspberry-pi-board/" office:target-frame-name="_blank" xlink:show="new" text:style-name="Internet_20_link" text:visited-style-name="Visited_20_Internet_20_Link"><text:span text:style-name="T10">Raspberry Pi board</text:span></text:a><text:span text:style-name="T6"> – read </text:span><text:a xlink:type="simple" xlink:href="https://makeradvisor.com/best-raspberry-pi-3-starter-kits/" office:target-frame-name="_blank" xlink:show="new" text:style-name="Internet_20_link" text:visited-style-name="Visited_20_Internet_20_Link"><text:span text:style-name="T10">Best Raspberry Pi Starter Kits</text:span></text:a></text:p>
        </text:list-item>
        <text:list-item>
          <text:p text:style-name="P39"><text:a xlink:type="simple" xlink:href="https://makeradvisor.com/tools/microsd-card-raspberry-pi-16gb-class-10/" office:target-frame-name="_blank" xlink:show="new" text:style-name="Internet_20_link" text:visited-style-name="Visited_20_Internet_20_Link"><text:span text:style-name="T10">MicroSD Card – 16GB Class10</text:span></text:a></text:p>
        </text:list-item>
        <text:list-item>
          <text:p text:style-name="P39"><text:a xlink:type="simple" xlink:href="https://makeradvisor.com/tools/raspberry-pi-power-supply/" office:target-frame-name="_blank" xlink:show="new" text:style-name="Internet_20_link" text:visited-style-name="Visited_20_Internet_20_Link"><text:span text:style-name="T10">Raspberry Pi Power Supply (5V 2.5A)</text:span></text:a></text:p>
        </text:list-item>
      </text:list>
      <text:p text:style-name="P36"><text:span text:style-name="T6">You can use the preceding links or go directly to </text:span><text:a xlink:type="simple" xlink:href="https://makeradvisor.com/tools/?utm_source=rnt&amp;utm_medium=post&amp;utm_campaign=post" office:target-frame-name="_blank" xlink:show="new" text:style-name="Internet_20_link" text:visited-style-name="Visited_20_Internet_20_Link"><text:span text:style-name="T10">MakerAdvisor.com/tools</text:span></text:a><text:span text:style-name="T6"> to find all the parts for your projects at the best price!</text:span></text:p>
      <text:p text:style-name="P35"/>
      <text:h text:style-name="P18" text:outline-level="2">Project Overview</text:h>
      <text:p text:style-name="P33">Here’s a high-level overview of the project we’ll build:</text:p>
      <text:p text:style-name="P34"/>
      <text:list xml:id="list1802508973" text:style-name="L4">
        <text:list-item>
          <text:p text:style-name="P40"><text:span text:style-name="T6">ESP#1 publishes messages on the </text:span><text:span text:style-name="Emphasis"><text:span text:style-name="Strong_20_Emphasis"><text:span text:style-name="T8">hello</text:span></text:span></text:span><text:span text:style-name="Emphasis"><text:span text:style-name="T9"> </text:span></text:span><text:span text:style-name="T6">topic. It publishes a “Hello” message followed by a counter (Hello 1, Hello 2, Hello 3, …). It publishes a new message every 5 seconds.</text:span></text:p>
        </text:list-item>
        <text:list-item>
          <text:p text:style-name="P40"><text:span text:style-name="T6">ESP#1 is subscribed to the </text:span><text:span text:style-name="Emphasis"><text:span text:style-name="Strong_20_Emphasis"><text:span text:style-name="T8">notification</text:span></text:span></text:span><text:span text:style-name="Emphasis"><text:span text:style-name="T9"> </text:span></text:span><text:span text:style-name="T6">topic to receive notifications from the ESP#2 board.</text:span></text:p>
        </text:list-item>
        <text:list-item>
          <text:p text:style-name="P40"><text:span text:style-name="T6">ESP#2 is subscribed to the </text:span><text:span text:style-name="Emphasis"><text:span text:style-name="Strong_20_Emphasis"><text:span text:style-name="T8">hello</text:span></text:span></text:span><text:span text:style-name="T6"> topic. ESP #1 is publishing in this topic. Therefore, ESP#2 receives ESP#1 messages.</text:span></text:p>
        </text:list-item>
        <text:list-item>
          <text:p text:style-name="P40"><text:span text:style-name="T6">When ESP#2 receives the messages, it sends a message saying ‘received’. This message is published on the </text:span><text:span text:style-name="Emphasis"><text:span text:style-name="Strong_20_Emphasis"><text:span text:style-name="T8">notification</text:span></text:span></text:span><text:span text:style-name="Emphasis"><text:span text:style-name="T9"> </text:span></text:span><text:span text:style-name="T6">topic. ESP#1 is subscribed to that topic, so it receives the message.</text:span></text:p>
        </text:list-item>
      </text:list>
      <text:h text:style-name="P18" text:outline-level="2">Preparing ESP#1</text:h>
      <text:p text:style-name="P33">Let’s start by preparing ESP#1:</text:p>
      <text:list xml:id="list2763760933" text:style-name="L5">
        <text:list-item>
          <text:p text:style-name="P41"><text:span text:style-name="T6">It is subscribed to the </text:span><text:span text:style-name="Emphasis"><text:span text:style-name="Strong_20_Emphasis"><text:span text:style-name="T8">notification</text:span></text:span></text:span><text:span text:style-name="Emphasis"><text:span text:style-name="T9"> </text:span></text:span><text:span text:style-name="T6">topic</text:span></text:p>
        </text:list-item>
        <text:list-item>
          <text:p text:style-name="P41"><text:span text:style-name="T6">It publishes on the </text:span><text:span text:style-name="Emphasis"><text:span text:style-name="Strong_20_Emphasis"><text:span text:style-name="T8">hello</text:span></text:span></text:span><text:span text:style-name="Emphasis"><text:span text:style-name="T9"> </text:span></text:span><text:span text:style-name="T6">topic</text:span></text:p>
        </text:list-item>
      </text:list>
      <text:h text:style-name="P19" text:outline-level="3"><text:soft-page-break/>Importing umqttsimple library</text:h>
      <text:p text:style-name="P36"><text:span text:style-name="T6">To use MQTT with the ESP32/ESP8266 and MicroPython, you need to install the </text:span><text:span text:style-name="Emphasis"><text:span text:style-name="T9">umqttsimple</text:span></text:span><text:span text:style-name="T6"> library.</text:span></text:p>
      <text:p text:style-name="P36"><text:span text:style-name="Strong_20_Emphasis"><text:span text:style-name="T7">1.</text:span></text:span><text:span text:style-name="T6"> Create a new file by pressing the </text:span><text:span text:style-name="Strong_20_Emphasis"><text:span text:style-name="T7">New File</text:span></text:span><text:span text:style-name="T6"> button.</text:span></text:p>
      <text:p text:style-name="P34"/>
      <text:p text:style-name="P36"><text:span text:style-name="Strong_20_Emphasis"><text:span text:style-name="T7">2.</text:span></text:span><text:span text:style-name="T6"> Copy the </text:span><text:span text:style-name="Emphasis"><text:span text:style-name="T9">umqttsimple</text:span></text:span><text:span text:style-name="T6"> library code into it. You can access the </text:span><text:span text:style-name="Emphasis"><text:span text:style-name="T9">umqttsimple</text:span></text:span><text:span text:style-name="T6"> library code in the following link:</text:span></text:p>
      <text:list xml:id="list4239448962" text:style-name="L6">
        <text:list-item>
          <text:p text:style-name="P42"><text:a xlink:type="simple" xlink:href="https://raw.githubusercontent.com/RuiSantosdotme/ESP-MicroPython/master/code/MQTT/umqttsimple.py" office:target-frame-name="_blank" xlink:show="new" text:style-name="Internet_20_link" text:visited-style-name="Visited_20_Internet_20_Link"><text:span text:style-name="T11">https://raw.githubusercontent.com/RuiSantosdotme/ESP-MicroPython/master/code/MQTT/umqttsimple.py</text:span></text:a></text:p>
        </text:list-item>
      </text:list>
      <text:p text:style-name="P36"><text:span text:style-name="Strong_20_Emphasis"><text:span text:style-name="T7">3.</text:span></text:span><text:span text:style-name="T6"> Save the file by pressing the </text:span><text:span text:style-name="Strong_20_Emphasis"><text:span text:style-name="T7">Save</text:span></text:span><text:span text:style-name="T6"> button.</text:span></text:p>
      <text:p text:style-name="P34"/>
      <text:p text:style-name="P36"><text:span text:style-name="Strong_20_Emphasis"><text:span text:style-name="T7">4.</text:span></text:span><text:span text:style-name="T6"> Call this new file “</text:span><text:span text:style-name="Strong_20_Emphasis"><text:span text:style-name="T7">umqttsimple.py</text:span></text:span><text:span text:style-name="T6">” and press </text:span><text:span text:style-name="Strong_20_Emphasis"><text:span text:style-name="T7">ok</text:span></text:span><text:span text:style-name="T6">.</text:span></text:p>
      <text:p text:style-name="P36"><text:span text:style-name="Strong_20_Emphasis"><text:span text:style-name="T7">5.</text:span></text:span><text:span text:style-name="T6"> Click the </text:span><text:span text:style-name="Strong_20_Emphasis"><text:span text:style-name="T7">Download and Run</text:span></text:span><text:span text:style-name="T6"> button.</text:span></text:p>
      <text:p text:style-name="P34"/>
      <text:p text:style-name="P36"><text:span text:style-name="Strong_20_Emphasis"><text:span text:style-name="T7">6.</text:span></text:span><text:span text:style-name="T6"> The file should be saved on the </text:span><text:span text:style-name="Emphasis"><text:span text:style-name="T9">device</text:span></text:span><text:span text:style-name="T6"> folder with the name “</text:span><text:span text:style-name="Strong_20_Emphasis"><text:span text:style-name="T7">umqttsimple.py</text:span></text:span><text:span text:style-name="T6">” as highlighted in the figure below.</text:span></text:p>
      <text:p text:style-name="P34"/>
      <text:p text:style-name="P33">Now, you can use the library functionalities in your code by importing the library.</text:p>
      <text:p text:style-name="Text_20_body"/>
      <text:p text:style-name="P47"/>
      <text:p text:style-name="Text_20_body"/>
      <text:p text:style-name="Text_20_body">------------------------------------------------------------------------------------------------------------------------------------------</text:p>
      <text:p text:style-name="P31">Boot.py</text:p>
      <text:p text:style-name="P32">------------------------------------------------------------------------------------------------------------------------------------------</text:p>
      <text:p text:style-name="P31"/>
      <text:p text:style-name="P23"># Complete project details at https://RandomNerdTutorials.com</text:p>
      <text:p text:style-name="P22"/>
      <text:p text:style-name="P20">import time</text:p>
      <text:p text:style-name="P20">from umqttsimple import MQTTClient</text:p>
      <text:p text:style-name="P20">import ubinascii</text:p>
      <text:p text:style-name="P20">import machine</text:p>
      <text:p text:style-name="P20">import micropython</text:p>
      <text:p text:style-name="P20">import network</text:p>
      <text:p text:style-name="P20">import esp</text:p>
      <text:p text:style-name="P20">esp.osdebug(None)</text:p>
      <text:p text:style-name="P20">import gc</text:p>
      <text:p text:style-name="P20">gc.collect()</text:p>
      <text:p text:style-name="P22"/>
      <text:p text:style-name="P20">ssid = 'REPLACE_WITH_YOUR_SSID'</text:p>
      <text:p text:style-name="P20">password = 'REPLACE_WITH_YOUR_PASSWORD'</text:p>
      <text:p text:style-name="P20">mqtt_server = 'REPLACE_WITH_YOUR_MQTT_BROKER_IP'</text:p>
      <text:p text:style-name="P20">#EXAMPLE IP ADDRESS</text:p>
      <text:p text:style-name="P20">#mqtt_server = '192.168.1.144'</text:p>
      <text:p text:style-name="P20">client_id = ubinascii.hexlify(machine.unique_id())</text:p>
      <text:p text:style-name="P20">topic_sub = b'notification'</text:p>
      <text:p text:style-name="P20">topic_pub = b'hello'</text:p>
      <text:p text:style-name="P22"/>
      <text:p text:style-name="P20">last_message = 0</text:p>
      <text:p text:style-name="P20">message_interval = 5</text:p>
      <text:p text:style-name="P20">counter = 0</text:p>
      <text:p text:style-name="P22"/>
      <text:p text:style-name="P20">station = network.WLAN(network.STA_IF)</text:p>
      <text:p text:style-name="P22"/>
      <text:p text:style-name="P20">station.active(True)</text:p>
      <text:p text:style-name="P20">station.connect(ssid, password)</text:p>
      <text:p text:style-name="P22"/>
      <text:p text:style-name="P20">while station.isconnected() == False:</text:p>
      <text:p text:style-name="P21"><text:s text:c="2"/><text:span text:style-name="T5">pass</text:span></text:p>
      <text:p text:style-name="P22"/>
      <text:p text:style-name="P20">print('Connection successful')</text:p>
      <text:p text:style-name="P24">print(station.ifconfig())</text:p>
      <text:p text:style-name="P32">------------------------------------------------------------------------------------------------------------------------------------------</text:p>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 Sans" svg:font-family="'Open Sans', sans-serif"/>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346in" style:type="center"/>
          <style:tab-stop style:position="7.8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8846in" style:type="center"/>
          <style:tab-stop style:position="7.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style style:name="MP1" style:family="paragraph" style:parent-style-name="Standard">
      <style:paragraph-properties fo:text-align="center" style:justify-single-word="false"/>
      <style:text-properties fo:font-size="14pt" officeooo:rsid="0025a8a7" officeooo:paragraph-rsid="0027bab8" style:font-size-asian="14pt" style:font-size-complex="14pt"/>
    </style:style>
    <style:page-layout style:name="Mpm1">
      <style:page-layout-properties fo:page-width="8.2701in" fo:page-height="11.6902in" style:num-format="1" style:print-orientation="portrait" fo:margin-top="0.3in" fo:margin-bottom="0.3in" fo:margin-left="0.2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4in" fo:background-color="transparent" style:dynamic-spacing="false" draw:fill="none" draw:fill-color="#cfe7f5"/>
      </style:header-style>
      <style:footer-style/>
    </style:page-layout>
  </office:automatic-styles>
  <office:master-styles>
    <style:master-page style:name="Standard" style:page-layout-name="Mpm1">
      <style:header>
        <text:p text:style-name="MP1">DIU-EIL BLOC B3-B5</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 NORODINE</meta:initial-creator>
    <meta:creation-date>2021-01-16T14:35:27.54</meta:creation-date>
    <dc:date>2021-04-09T22:38:02.136000000</dc:date>
    <meta:editing-duration>PT3H4M14S</meta:editing-duration>
    <meta:editing-cycles>32</meta:editing-cycles>
    <meta:generator>LibreOffice/6.4.0.3$Windows_x86 LibreOffice_project/b0a288ab3d2d4774cb44b62f04d5d28733ac6df8</meta:generator>
    <meta:document-statistic meta:table-count="1" meta:image-count="1" meta:object-count="1" meta:page-count="6" meta:paragraph-count="142" meta:word-count="723" meta:character-count="5023" meta:non-whitespace-character-count="4446"/>
  </office:meta>
</office:document-meta>
</file>